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1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2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3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4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6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7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8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left="0.723cm" fo:margin-right="0cm" fo:text-indent="0cm" style:auto-text-indent="false">
        <style:tab-stops>
          <style:tab-stop style:position="1.341cm"/>
        </style:tab-stops>
      </style:paragraph-properties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5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36" style:family="paragraph" style:parent-style-name="Standard">
      <style:paragraph-properties fo:margin-left="0.695cm" fo:margin-right="0cm" fo:text-indent="0cm" style:auto-text-indent="false"/>
    </style:style>
    <style:style style:name="P37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38" style:family="paragraph" style:parent-style-name="Standard">
      <style:paragraph-properties fo:margin-left="0cm" fo:margin-right="0cm" fo:line-height="0.353cm" fo:text-indent="0cm" style:auto-text-indent="false"/>
    </style:style>
    <style:style style:name="P39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40" style:family="paragraph" style:parent-style-name="Standard">
      <style:paragraph-properties fo:margin-left="0cm" fo:margin-right="0cm" fo:text-indent="0cm" style:auto-text-indent="false"/>
    </style:style>
    <style:style style:name="P41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42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43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44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5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624cm" fo:margin-right="0cm" fo:text-indent="0cm" style:auto-text-indent="false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fo:font-weight="bold" officeooo:rsid="00387871" officeooo:paragraph-rsid="00387871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49" style:family="paragraph" style:parent-style-name="Standard" style:list-style-name="Numbering_20_123">
      <style:paragraph-properties fo:line-height="0.353cm"/>
      <style:text-properties fo:font-size="10pt" officeooo:rsid="00387871" officeooo:paragraph-rsid="00387871" style:font-size-asian="10pt" style:font-size-complex="10pt"/>
    </style:style>
    <style:style style:name="P50" style:family="paragraph" style:parent-style-name="Standard" style:list-style-name="WWNum8">
      <style:paragraph-properties fo:line-height="0.45cm">
        <style:tab-stops>
          <style:tab-stop style:position="0.617cm"/>
        </style:tab-stops>
      </style:paragraph-properties>
      <style:text-properties fo:font-size="10pt" officeooo:paragraph-rsid="00387871" style:font-size-asian="10pt" style:font-size-complex="10pt"/>
    </style:style>
    <style:style style:name="P51" style:family="paragraph" style:parent-style-name="Standard" style:list-style-name="WWNum8">
      <style:paragraph-properties fo:line-height="0.45cm"/>
      <style:text-properties fo:font-size="10pt" officeooo:paragraph-rsid="00387871" style:font-size-asian="10pt" style:font-size-complex="10pt"/>
    </style:style>
    <style:style style:name="P52" style:family="paragraph" style:parent-style-name="Standard">
      <style:paragraph-properties fo:line-height="0.467cm"/>
      <style:text-properties fo:font-size="10pt" officeooo:paragraph-rsid="0038ae3e" style:font-size-asian="10pt" style:font-size-complex="10pt"/>
    </style:style>
    <style:style style:name="P53" style:family="paragraph" style:parent-style-name="Standard">
      <style:paragraph-properties fo:line-height="0.347cm"/>
      <style:text-properties fo:font-size="10pt" officeooo:paragraph-rsid="0038ae3e" style:font-size-asian="10pt" style:font-size-complex="10pt"/>
    </style:style>
    <style:style style:name="P54" style:family="paragraph" style:parent-style-name="Standard">
      <style:paragraph-properties fo:orphans="0" fo:widows="0"/>
      <style:text-properties fo:font-size="10pt" officeooo:paragraph-rsid="0038ae3e" style:font-size-asian="10pt" style:font-size-complex="10pt"/>
    </style:style>
    <style:style style:name="P55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56" style:family="paragraph" style:parent-style-name="Standard">
      <style:paragraph-properties fo:margin-left="0.282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57" style:family="paragraph" style:parent-style-name="Standard">
      <style:paragraph-properties fo:margin-left="0.176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58" style:family="paragraph" style:parent-style-name="Standard">
      <style:paragraph-properties fo:margin-left="1.235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59" style:family="paragraph" style:parent-style-name="Standard">
      <style:paragraph-properties fo:margin-left="0.388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60" style:family="paragraph" style:parent-style-name="Standard">
      <style:paragraph-properties fo:margin-left="1.411cm" fo:margin-right="0cm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61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officeooo:paragraph-rsid="0038ae3e" style:font-name-asian="Times New Roman1" style:font-size-asian="10pt" style:font-size-complex="10pt"/>
    </style:style>
    <style:style style:name="P62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63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64" style:family="paragraph" style:parent-style-name="Standard" style:list-style-name="WWNum5">
      <style:paragraph-properties fo:margin-left="0.035cm" fo:margin-right="1.094cm" fo:line-height="115%" fo:text-indent="-0.016cm" style:auto-text-indent="false">
        <style:tab-stops>
          <style:tab-stop style:position="0.653cm"/>
        </style:tab-stops>
      </style:paragraph-properties>
      <style:text-properties officeooo:paragraph-rsid="0025ca97"/>
    </style:style>
    <style:style style:name="P65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66" style:family="paragraph" style:parent-style-name="Standard">
      <style:paragraph-properties fo:margin-left="0.018cm" fo:margin-right="0cm" fo:line-height="91%" fo:text-align="start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normal" style:font-weight-asian="normal" style:font-weight-complex="normal"/>
    </style:style>
    <style:style style:name="P67" style:family="paragraph" style:parent-style-name="Standard">
      <style:paragraph-properties fo:line-height="91%" fo:text-align="center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68" style:family="paragraph" style:parent-style-name="Standard">
      <style:paragraph-properties fo:margin-left="0.018cm" fo:margin-right="0cm" fo:line-height="91%" fo:text-align="start" style:justify-single-word="false" fo:text-indent="-0.018cm" style:auto-text-indent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69" style:family="paragraph" style:parent-style-name="Standard">
      <style:paragraph-properties fo:orphans="0" fo:widows="0"/>
      <style:text-properties fo:font-size="12pt" officeooo:paragraph-rsid="0038ae3e" style:font-size-asian="12pt" style:font-size-complex="12pt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387871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officeooo:rsid="0031c107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0pt" style:text-underline-style="solid" style:text-underline-width="auto" style:text-underline-color="font-color" fo:font-weight="normal" officeooo:rsid="0015ac15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solid" style:text-underline-width="auto" style:text-underline-color="font-color" fo:font-weight="normal" officeooo:rsid="00387871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style:text-underline-style="solid" style:text-underline-width="auto" style:text-underline-color="font-color" fo:font-weight="bold" style:font-name-asian="Times New Roman1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3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387871" style:font-name-asian="Times New Roman1" style:font-size-asian="10pt" style:font-weight-asian="normal" style:font-size-complex="10pt" style:font-weight-complex="normal"/>
    </style:style>
    <style:style style:name="T25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6" style:family="text">
      <style:text-properties fo:font-size="10pt" style:text-underline-style="none" style:font-name-asian="Times New Roman1" style:font-size-asian="10pt" style:font-size-complex="10pt"/>
    </style:style>
    <style:style style:name="T27" style:family="text">
      <style:text-properties fo:font-size="14.5pt" style:font-name-asian="Times New Roman1" style:font-size-asian="14.5pt" style:font-size-complex="14.5pt"/>
    </style:style>
    <style:style style:name="T28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9" style:family="text">
      <style:text-properties fo:font-size="9.5pt" style:font-name-asian="Times New Roman1" style:font-size-asian="9.5pt" style:font-size-complex="9.5pt"/>
    </style:style>
    <style:style style:name="T30" style:family="text">
      <style:text-properties fo:font-size="9.5pt" officeooo:rsid="0014d791" style:font-name-asian="Times New Roman1" style:font-size-asian="9.5pt" style:font-size-complex="9.5pt"/>
    </style:style>
    <style:style style:name="T31" style:family="text">
      <style:text-properties fo:font-size="9.5pt" officeooo:rsid="0015ac15" style:font-name-asian="Times New Roman1" style:font-size-asian="9.5pt" style:font-size-complex="9.5pt"/>
    </style:style>
    <style:style style:name="T32" style:family="text">
      <style:text-properties fo:font-size="9.5pt" style:text-underline-style="solid" style:text-underline-width="auto" style:text-underline-color="font-color" officeooo:rsid="0014d791" style:font-name-asian="Times New Roman1" style:font-size-asian="9.5pt" style:font-size-complex="9.5pt"/>
    </style:style>
    <style:style style:name="T33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4" style:family="text">
      <style:text-properties style:use-window-font-color="true" loext:opacity="0%" fo:font-size="12pt" fo:language="ru" fo:country="RU" fo:font-weight="bold" style:letter-kerning="false" style:font-name-asian="F" style:font-size-asian="12pt" style:language-asian="ru" style:country-asian="RU" style:font-weight-asian="bold" style:font-name-complex="Times New Roman1" style:font-size-complex="12pt" style:language-complex="ar" style:country-complex="SA" style:font-weight-complex="bold"/>
    </style:style>
    <style:style style:name="T35" style:family="text">
      <style:text-properties style:use-window-font-color="true" loext:opacity="0%" fo:font-size="12pt" fo:language="ru" fo:country="RU" style:text-underline-style="none" fo:font-weight="bold" style:letter-kerning="false" style:font-name-asian="F" style:font-size-asian="12pt" style:language-asian="ru" style:country-asian="RU" style:font-weight-asian="bold" style:font-name-complex="Times New Roman1" style:font-size-complex="12pt" style:language-complex="ar" style:country-complex="SA" style:font-weight-complex="bold"/>
    </style:style>
    <style:style style:name="T36" style:family="text">
      <style:text-properties style:use-window-font-color="true" loext:opacity="0%" fo:font-size="12pt" fo:language="ru" fo:country="RU" style:text-underline-style="none" fo:font-weight="normal" style:letter-kerning="false" style:font-name-asian="F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37" style:family="text">
      <style:text-properties style:use-window-font-color="true" loext:opacity="0%" fo:font-size="12pt" fo:language="ru" fo:country="RU" style:text-underline-style="none" fo:font-weight="normal" officeooo:rsid="00387871" style:letter-kerning="false" style:font-name-asian="F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38" style:family="text">
      <style:text-properties style:use-window-font-color="true" loext:opacity="0%" style:text-position="0% 100%" fo:font-size="12pt" fo:language="ru" fo:country="RU" fo:font-style="normal" style:text-underline-style="none" fo:font-weight="normal" style:letter-kerning="false" style:font-name-asian="F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text-position="0% 100%" fo:font-size="12pt" fo:language="ru" fo:country="RU" fo:font-style="normal" style:text-underline-style="none" fo:font-weight="normal" officeooo:rsid="00387871" style:letter-kerning="false" style:font-name-asian="F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text-position="0% 100%" fo:font-size="12pt" fo:language="ru" fo:country="RU" fo:font-style="normal" style:text-underline-style="none" fo:font-weight="bold" style:letter-kerning="false" style:font-name-asian="F" style:font-size-asian="12pt" style:language-asian="ru" style:country-asian="RU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41" style:family="text">
      <style:text-properties style:use-window-font-color="true" loext:opacity="0%" style:text-position="0% 100%" fo:language="ru" fo:country="RU" fo:font-style="normal" style:text-underline-style="none" fo:font-weight="normal" style:letter-kerning="false" style:font-name-asian="F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text-position="0% 100%" fo:language="ru" fo:country="RU" fo:font-style="normal" style:text-underline-style="none" fo:font-weight="normal" officeooo:rsid="00387871" style:letter-kerning="false" style:font-name-asian="F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43" style:family="text">
      <style:text-properties style:use-window-font-color="true" loext:opacity="0%" fo:language="ru" fo:country="RU" style:text-underline-style="none" fo:font-weight="bold" style:letter-kerning="false" style:font-name-asian="F" style:language-asian="ru" style:country-asian="RU" style:font-weight-asian="bold" style:font-name-complex="Times New Roman1" style:language-complex="ar" style:country-complex="SA" style:font-weight-complex="bold"/>
    </style:style>
    <style:style style:name="T44" style:family="text">
      <style:text-properties style:use-window-font-color="true" loext:opacity="0%" fo:language="ru" fo:country="RU" style:text-underline-style="none" fo:font-weight="normal" style:letter-kerning="false" style:font-name-asian="F" style:language-asian="ru" style:country-asian="RU" style:font-weight-asian="normal" style:font-name-complex="Times New Roman1" style:language-complex="ar" style:country-complex="SA" style:font-weight-complex="normal"/>
    </style:style>
    <style:style style:name="T45" style:family="text">
      <style:text-properties style:use-window-font-color="true" loext:opacity="0%" fo:language="ru" fo:country="RU" style:text-underline-style="none" fo:font-weight="normal" officeooo:rsid="00387871" style:letter-kerning="false" style:font-name-asian="F" style:language-asian="ru" style:country-asian="RU" style:font-weight-asian="normal" style:font-name-complex="Times New Roman1" style:language-complex="ar" style:country-complex="SA" style:font-weight-complex="normal"/>
    </style:style>
    <style:style style:name="T46" style:family="text">
      <style:text-properties style:use-window-font-color="true" loext:opacity="0%" fo:language="ru" fo:country="RU" fo:font-weight="bold" style:letter-kerning="false" style:font-name-asian="F" style:language-asian="ru" style:country-asian="RU" style:font-weight-asian="bold" style:font-name-complex="Times New Roman1" style:language-complex="ar" style:country-complex="SA" style:font-weight-complex="bold"/>
    </style:style>
    <style:style style:name="T47" style:family="text">
      <style:text-properties fo:font-size="9pt" style:font-name-asian="Times New Roman1" style:font-size-asian="9pt" style:font-size-complex="9pt"/>
    </style:style>
    <style:style style:name="T48" style:family="text">
      <style:text-properties officeooo:rsid="0029e748"/>
    </style:style>
    <style:style style:name="T49" style:family="text">
      <style:text-properties officeooo:rsid="002b9f92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87871" style:font-weight-asian="normal" style:font-weight-complex="normal"/>
    </style:style>
    <style:style style:name="T52" style:family="text">
      <style:text-properties officeooo:rsid="0036a4fb"/>
    </style:style>
    <style:style style:name="T53" style:family="text">
      <style:text-properties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38787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text-position="0% 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style:text-position="0% 100%" fo:font-size="12pt" fo:font-style="normal" fo:font-weight="bold" officeooo:rsid="00387871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style:text-position="0% 100%" fo:font-size="12pt" fo:font-style="normal" fo:font-weight="normal" officeooo:rsid="00387871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style:text-position="0% 100%" fo:font-style="normal" fo:font-weight="normal" officeooo:rsid="00387871" style:font-style-asian="normal" style:font-weight-asian="normal" style:font-style-complex="normal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38ae3e"/>
    </style:style>
    <style:style style:name="T66" style:family="text">
      <style:text-properties fo:font-style="normal" fo:font-weight="normal" officeooo:rsid="00387871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5</text:span><text:span text:style-name="T3"><text:tab/></text:span><text:span text:style-name="T27">по курсу </text:span><text:span text:style-name="T28">фундаментальная информатика</text:span></text:p>
      <text:p text:style-name="P2"/>
      <text:p text:style-name="P11"><text:span text:style-name="T4">Студент группы </text:span><text:span text:style-name="T9">М8О-10</text:span><text:span text:style-name="T10">7</text:span><text:span text:style-name="T9">Б-2</text:span><text:span text:style-name="T10">2</text:span><text:span text:style-name="T9"> </text:span><text:span text:style-name="T10">Брюханов</text:span><text:span text:style-name="T9"> </text:span><text:span text:style-name="T10">Захар</text:span><text:span text:style-name="T9"> </text:span><text:span text:style-name="T10">Дмитриевич</text:span><text:span text:style-name="T4">, № по списку <text:s/></text:span><text:span text:style-name="T10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9">@gmail.com</text:span></text:a><text:span text:style-name="T9">; </text:span><text:span text:style-name="T16">telegram: @br_zahar</text:span></text:p>
      <text:p text:style-name="P4"/>
      <text:p text:style-name="P13"><text:span text:style-name="T4">Работа выполнена: «</text:span><text:span text:style-name="T8">25</text:span><text:span text:style-name="T29">» </text:span><text:span text:style-name="T32">сентября</text:span><text:span text:style-name="T30"> </text:span><text:span text:style-name="T29">20</text:span><text:span text:style-name="T31">22</text:span><text:span text:style-name="T29">г.</text:span></text:p>
      <text:p text:style-name="P5"/>
      <text:p text:style-name="P12"><text:span text:style-name="T4">Преподаватель: </text:span><text:span text:style-name="T11">Аносова</text:span><text:span text:style-name="T9"> </text:span><text:span text:style-name="T11">Наталья Павловна</text:span><text:span text:style-name="T6"> </text:span><text:span text:style-name="T4">каф. 806</text:span></text:p>
      <text:p text:style-name="P6"/>
      <text:p text:style-name="P21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22">Подпись преподавателя ________________</text:p>
      <text:p text:style-name="P9"/>
      <text:list xml:id="list1591177444" text:style-name="WWNum1">
        <text:list-item>
          <text:list>
            <text:list-item>
              <text:p text:style-name="P41"><text:span text:style-name="T22">Тема:</text:span><text:span text:style-name="T17"> </text:span><text:span text:style-name="T20">Программирование машин Тьюринга</text:span><text:span text:style-name="T33">_______</text:span><text:span text:style-name="T17"> <text:s text:c="77"/>_________ <text:s text:c="21"/></text:span><text:span text:style-name="T4">_______________________________________________________________________________________________</text:span><text:span text:style-name="T9"> <text:s text:c="4"/></text:span></text:p>
            </text:list-item>
          </text:list>
        </text:list-item>
      </text:list>
      <text:p text:style-name="P15"/>
      <text:list xml:id="list272444405" text:style-name="WWNum2">
        <text:list-item>
          <text:p text:style-name="P42"><text:span text:style-name="T22">Цель работы:</text:span><text:span text:style-name="T17"> </text:span><text:span text:style-name="T20">Составить программу в четверках по условию задачи</text:span><text:span text:style-name="T18"> ____________________________________ _________________________________________</text:span><text:span text:style-name="T33">________________________________________________________</text:span></text:p>
        </text:list-item>
      </text:list>
      <text:p text:style-name="P16"/>
      <text:p text:style-name="P46"/>
      <text:list xml:id="list213849990932421" text:continue-numbering="true" text:style-name="WWNum2">
        <text:list-item>
          <text:p text:style-name="P42"><text:span text:style-name="T22">Задание </text:span><text:span text:style-name="T4">(</text:span><text:span text:style-name="T25">вариант №</text:span><text:span text:style-name="T23"> </text:span><text:span text:style-name="T24">8</text:span><text:span text:style-name="T4">)</text:span><text:span text:style-name="T22">: </text:span><text:span text:style-name="T21"><text:s/></text:span><text:span text:style-name="T20">Обмен местами разрядов двоичного числа, находящихся на чётных и нечётных________ позициях</text:span><text:span text:style-name="T17">_______________</text:span><text:span text:style-name="T23">________________________</text:span><text:span text:style-name="T9"> <text:s text:c="32"/>___________ <text:s text:c="17"/></text:span><text:span text:style-name="T4">______________</text:span></text:p>
        </text:list-item>
      </text:list>
      <text:p text:style-name="P24">_________________________________________________________________________________________________</text:p>
      <text:p text:style-name="P24">_________________________________________________________________________________________________</text:p>
      <text:p text:style-name="P15"/>
      <text:list xml:id="list213849461069780" text:continue-numbering="true" text:style-name="WWNum2">
        <text:list-item>
          <text:p text:style-name="P43"><text:span text:style-name="T22">Оборудование </text:span><text:span text:style-name="T4">(</text:span><text:span text:style-name="T7">студента</text:span><text:span text:style-name="T4">):</text:span></text:p>
        </text:list-item>
      </text:list>
      <text:p text:style-name="P33"/>
      <text:p text:style-name="P16"/>
      <text:p text:style-name="P36"><text:span text:style-name="T4">Процессор </text:span><text:span text:style-name="T28">Intel® Core™ i5-8250U CPU @ 1.60GHz × 8</text:span><text:span text:style-name="T9"> </text:span><text:span text:style-name="T4"><text:s/>с ОП </text:span><text:span text:style-name="T13">1</text:span><text:span text:style-name="T9">2288</text:span><text:span text:style-name="T4"> Мб, НМД </text:span><text:span text:style-name="T9">_ <text:s/>524288_ <text:s/></text:span><text:span text:style-name="T4"><text:s/>Мб. Монитор </text:span><text:span text:style-name="T9">_______</text:span><text:span text:style-name="T12">lenovo</text:span><text:span text:style-name="T9">_________</text:span></text:p>
      <text:p text:style-name="P24">Другие устройства ________________________________________________________________________________</text:p>
      <text:p text:style-name="P24">_________________________________________________________________________________________________</text:p>
      <text:p text:style-name="P15"/>
      <text:list xml:id="list213849157617108" text:continue-numbering="true" text:style-name="WWNum2">
        <text:list-item>
          <text:p text:style-name="P44">Программное обеспечение (<text:span text:style-name="T49">студента</text:span>):</text:p>
        </text:list-item>
      </text:list>
      <text:p text:style-name="P33"/>
      <text:p text:style-name="P16"/>
      <text:p text:style-name="P36"><text:span text:style-name="T4">Операционная система семейства </text:span><text:span text:style-name="T9">___Unix____</text:span><text:span text:style-name="T4">, наименование </text:span><text:span text:style-name="T9">__</text:span><text:span text:style-name="T12">Ubuntu</text:span><text:span text:style-name="T9">____________</text:span><text:span text:style-name="T4"> версия </text:span><text:span text:style-name="T9">___</text:span><text:span text:style-name="T13">22.</text:span><text:span text:style-name="T9"> <text:s text:c="2"/>__________</text:span></text:p>
      <text:p text:style-name="P36"><text:span text:style-name="T4">интерпретатор команд </text:span><text:span text:style-name="T9">____bash________</text:span><text:span text:style-name="T4"> версия </text:span><text:span text:style-name="T9">__5.</text:span><text:span text:style-name="T14">1</text:span><text:span text:style-name="T9">.1</text:span><text:span text:style-name="T14">6</text:span><text:span text:style-name="T9">____</text:span><text:span text:style-name="T4">.</text:span></text:p>
      <text:p text:style-name="P36"><text:span text:style-name="T4">Система программирования </text:span><text:span text:style-name="T9">______________________________________</text:span><text:span text:style-name="T26">версия</text:span><text:span text:style-name="T4"> </text:span><text:span text:style-name="T9">_______________</text:span></text:p>
      <text:p text:style-name="P36"><text:span text:style-name="T4">Редактор текстов </text:span><text:span text:style-name="T17">_____</text:span><text:span text:style-name="T19">E</text:span><text:span text:style-name="T17">macs_______________________________________________</text:span><text:span text:style-name="T23"> версия </text:span><text:span text:style-name="T17">_</text:span><text:span text:style-name="T19">3.24.30</text:span><text:span text:style-name="T17"> <text:s text:c="2"/>_________</text:span></text:p>
      <text:p text:style-name="P37"><text:span text:style-name="T4">Утилиты операционной системы </text:span><text:span text:style-name="T14">Команды who, pwd, ls, cd, cp, mv, rm, cat, ps, mkdir, rmdir___________________ ________</text:span><text:span text:style-name="T9">_______</text:span><text:span text:style-name="T4">_______</text:span><text:span text:style-name="T9">_________________ _________________________________________________________</text:span></text:p>
      <text:p text:style-name="P37"><text:span text:style-name="T17">Прикладные системы и программы __</text:span><text:span text:style-name="T19">Gnuplot, bc</text:span><text:span text:style-name="T17"> <text:s text:c="135"/></text:span></text:p>
      <text:p text:style-name="P24">_________________________________________________________________________________________________</text:p>
      <text:p text:style-name="P36"><text:span text:style-name="T4">Местонахождение и имена файлов программ и данных на домашнем компьютере ______</text:span><text:span text:style-name="T9">home/</text:span><text:span text:style-name="T15">br_zahar</text:span><text:span text:style-name="T9">_________</text:span></text:p>
      <text:p text:style-name="P40"><text:span text:style-name="T22">6. Идея, метод, алгоритм </text:span><text:span text:style-name="T47">решения задачи</text:span><text:span text:style-name="T22"> </text:span><text:span text:style-name="T47">(в формах:</text:span><text:span text:style-name="T22"> </text:span><text:span text:style-name="T47">словесной,</text:span><text:span text:style-name="T22"> </text:span><text:span text:style-name="T47">псевдокода,</text:span><text:span text:style-name="T22"> </text:span><text:span text:style-name="T47">графической</text:span><text:span text:style-name="T22"> </text:span><text:span text:style-name="T47">[блок-схема,</text:span><text:span text:style-name="T22"> </text:span><text:span text:style-name="T47">диаграмма,</text:span><text:span text:style-name="T22"> </text:span><text:span text:style-name="T47">рисунок,</text:span><text:span text:style-name="T22"> </text:span><text:span text:style-name="T47">таблица] или формальные спецификации с пред- и постусловиями)</text:span></text:p>
      <text:list xml:id="list3962776619" text:style-name="Numbering_20_123">
        <text:list-item>
          <text:p text:style-name="P49">Переставить все цифры стоящие на нечётных позициях</text:p>
        </text:list-item>
        <text:list-item>
          <text:p text:style-name="P49">Переставить все цифры на нечетных позициях</text:p>
        </text:list-item>
        <text:list-item>
          <text:p text:style-name="P49">Удалить промежуточный алфавит, оставшийся от исходного числа</text:p>
        </text:list-item>
        <text:list-item>
          <text:p text:style-name="P49">Удалить промежуточный алфавит в ответе</text:p>
        </text:list-item>
      </text:list>
      <text:p text:style-name="P17"/>
      <text:p text:style-name="P17"/>
      <text:p text:style-name="P17"/>
      <text:list xml:id="list1244827966" text:style-name="WWNum3">
        <text:list-item>
          <text:p text:style-name="P62"><text:span text:style-name="T22">Сценарий выполнения работы </text:span><text:span text:style-name="T47">[план работы,</text:span><text:span text:style-name="T22"> </text:span><text:span text:style-name="T47">первоначальный текст программы в черновике</text:span><text:span text:style-name="T22"> </text:span><text:span text:style-name="T47">(можно на отдельном листе)</text:span><text:span text:style-name="T22"> </text:span><text:span text:style-name="T47">и</text:span><text:span text:style-name="T22"> </text:span><text:span text:style-name="T47">тесты либо соображения по тестированию].</text:span></text:p>
        </text:list-item>
      </text:list>
      <text:p text:style-name="P47"/>
      <text:p text:style-name="P47"><text:span text:style-name="T58">Тесты</text:span>:</text:p>
      <text:list xml:id="list990936860" text:style-name="WWNum8">
        <text:list-item>
          <text:p text:style-name="P51"><text:span text:style-name="T43">&lt; </text:span><text:span text:style-name="T44">0</text:span><text:span text:style-name="T43"> &gt; → &lt;</text:span><text:span text:style-name="T44"> <text:s/>0 <text:s/></text:span><text:span text:style-name="T43">&gt;</text:span></text:p>
        </text:list-item>
        <text:list-item>
          <text:p text:style-name="P51"><text:span text:style-name="T43">&lt; </text:span><text:span text:style-name="T45">10 </text:span><text:span text:style-name="T43">&gt; → &lt; </text:span><text:span text:style-name="T45">01</text:span><text:span text:style-name="T43"> &gt;</text:span></text:p>
        </text:list-item>
        <text:list-item>
          <text:p text:style-name="P51"><text:span text:style-name="T64">&lt;</text:span><text:span text:style-name="T50"> </text:span><text:span text:style-name="T51">101</text:span><text:span text:style-name="T50"> </text:span><text:span text:style-name="T64">&gt; → &lt;</text:span><text:span text:style-name="T50"> </text:span><text:span text:style-name="T51">01</text:span><text:span text:style-name="T50">1 </text:span><text:span text:style-name="T64">&gt;</text:span></text:p>
        </text:list-item>
        <text:list-item>
          <text:p text:style-name="P50"><text:span text:style-name="T46">&lt;</text:span><text:span text:style-name="T50"> </text:span><text:span text:style-name="T66">1011</text:span><text:span text:style-name="T67"> &gt; </text:span><text:span text:style-name="T68">→ </text:span><text:span text:style-name="T62">&lt; </text:span><text:span text:style-name="T63">0</text:span><text:span text:style-name="T41">1</text:span><text:span text:style-name="T42">11</text:span><text:span text:style-name="T41"> </text:span><text:span text:style-name="T62">&gt;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32">Пункты 1-7 отчета составляются строго до начала лабораторной работы.</text:p>
      <text:p text:style-name="P38"><text:span text:style-name="T25"><text:tab/><text:tab/><text:tab/><text:tab/>Допущен к выполнению работы. </text:span><text:span text:style-name="T22">Подпись препод</text:span><text:bookmark text:name="_GoBack"/><text:span text:style-name="T22">авателя</text:span><text:span text:style-name="T25"> </text:span><text:span text:style-name="T22">_____________________</text:span></text:p>
      <text:list xml:id="list4113564443" text:style-name="WWNum4">
        <text:list-item>
          <text:p text:style-name="P63"><text:span text:style-name="T22">Распечатка протокола </text:span><text:span text:style-name="T47">(подклеить листинг окончательного варианта программы с тестовыми примерами,</text:span><text:span text:style-name="T22"> </text:span><text:span text:style-name="T47">подписанный</text:span><text:span text:style-name="T22"> </text:span><text:span text:style-name="T47">преподавателем).</text:span></text:p>
        </text:list-item>
      </text:list>
      <text:p text:style-name="P68"/>
      <text:p text:style-name="P66">00, ,&lt;,tobegin1</text:p>
      <text:p text:style-name="P66"/>
      <text:p text:style-name="P66">tobegin1,0,&lt;,tobegin1 #перевожу указатель в начало строки первый раз</text:p>
      <text:p text:style-name="P66">tobegin1,1,&lt;,tobegin1</text:p>
      <text:p text:style-name="P66">tobegin1,k,&lt;,tobegin1</text:p>
      <text:p text:style-name="P66">tobegin1, ,&gt;,chek1</text:p>
      <text:p text:style-name="P66"/>
      <text:p text:style-name="P66">chek1,0,k,even0 #запоминаем число на нечетной позиции</text:p>
      <text:p text:style-name="P66">chek1,1,k,even1</text:p>
      <text:p text:style-name="P66">chek1,k,&gt;,chek1</text:p>
      <text:p text:style-name="P66"/>
      <text:p text:style-name="P66">even0,0,&gt;,even0</text:p>
      <text:p text:style-name="P66">even0,1,&gt;,even0</text:p>
      <text:p text:style-name="P66">even0,k,&gt;,even0</text:p>
      <text:p text:style-name="P66">even0, ,&gt;,inseven0 #insert even0</text:p>
      <text:p text:style-name="P66"/>
      <text:p text:style-name="P66">even1,0,&gt;,even1</text:p>
      <text:p text:style-name="P66">even1,1,&gt;,even1</text:p>
      <text:p text:style-name="P66">even1,k,&gt;,even1</text:p>
      <text:p text:style-name="P66">even1, ,&gt;,inseven1 #insert even1</text:p>
      <text:p text:style-name="P66"/>
      <text:p text:style-name="P66">inseven0,0,&gt;,inseven0</text:p>
      <text:p text:style-name="P66">inseven0,1,&gt;,inseven0</text:p>
      <text:p text:style-name="P66">inseven0,k,&gt;,pasteven0</text:p>
      <text:p text:style-name="P66">inseven0, ,k,inseven0</text:p>
      <text:p text:style-name="P66"/>
      <text:p text:style-name="P66">inseven1,0,&gt;,inseven1</text:p>
      <text:p text:style-name="P66">inseven1,1,&gt;,inseven1</text:p>
      <text:p text:style-name="P66">inseven1,k,&gt;,pasteven1</text:p>
      <text:p text:style-name="P66">inseven1, ,k,inseven1</text:p>
      <text:p text:style-name="P66"/>
      <text:p text:style-name="P66">pasteven0, ,0,toend #вставили 0 и переходим к концу первоначального слова</text:p>
      <text:p text:style-name="P66"/>
      <text:p text:style-name="P66">pasteven1, ,1,toend #вставили 1 и переходим к концу первоначального слова</text:p>
      <text:p text:style-name="P66"/>
      <text:p text:style-name="P66">toend,0,&lt;,toend</text:p>
      <text:p text:style-name="P66">toend,1,&lt;,toend</text:p>
      <text:p text:style-name="P66">toend,k,&lt;,toend</text:p>
      <text:p text:style-name="P66">toend, ,=,01</text:p>
      <text:p text:style-name="P66"/>
      <text:p text:style-name="P66">01, ,&lt;,tobegink</text:p>
      <text:p text:style-name="P66"/>
      <text:p text:style-name="P66">tobegink,0,&lt;,tobegink</text:p>
      <text:p text:style-name="P66">tobegink,1,&lt;,tobegink</text:p>
      <text:p text:style-name="P66">tobegink,k,&gt;,pr #пропускаем один элемент</text:p>
      <text:p text:style-name="P66"/>
      <text:p text:style-name="P66">pr,0,&gt;,chek</text:p>
      <text:p text:style-name="P66">pr,1,&gt;,chek</text:p>
      <text:p text:style-name="P66">pr, ,&lt;,tok</text:p>
      <text:p text:style-name="P66"/>
      <text:p text:style-name="P66">chek,0,k,even00 #запоминаем число на нечетной позиции</text:p>
      <text:p text:style-name="P66">chek,1,k,even11</text:p>
      <text:p text:style-name="P66">chek,k,&gt;,chek</text:p>
      <text:p text:style-name="P66">chek, ,&lt;,tok #перемещаемся до первого k</text:p>
      <text:p text:style-name="P66"/>
      <text:p text:style-name="P66">even00,0,&gt;,even00</text:p>
      <text:p text:style-name="P66">even00,1,&gt;,even00</text:p>
      <text:p text:style-name="P66"><text:soft-page-break/>even00,k,&gt;,even00</text:p>
      <text:p text:style-name="P66">even00, ,&gt;,inseven00 #insert even00</text:p>
      <text:p text:style-name="P66"/>
      <text:p text:style-name="P66">even11,0,&gt;,even11</text:p>
      <text:p text:style-name="P66">even11,1,&gt;,even11</text:p>
      <text:p text:style-name="P66">even11,k,&gt;,even11</text:p>
      <text:p text:style-name="P66">even11, ,&gt;,inseven11 #insert even11</text:p>
      <text:p text:style-name="P66"/>
      <text:p text:style-name="P66">inseven00,0,&gt;,inseven00</text:p>
      <text:p text:style-name="P66">inseven00,1,&gt;,inseven00</text:p>
      <text:p text:style-name="P66">inseven00,k,&gt;,inseven00</text:p>
      <text:p text:style-name="P66">inseven00, ,k,per00</text:p>
      <text:p text:style-name="P66"/>
      <text:p text:style-name="P66">inseven11,0,&gt;,inseven11</text:p>
      <text:p text:style-name="P66">inseven11,1,&gt;,inseven11</text:p>
      <text:p text:style-name="P66">inseven11,k,&gt;,inseven11</text:p>
      <text:p text:style-name="P66">inseven11, ,k,per11</text:p>
      <text:p text:style-name="P66"/>
      <text:p text:style-name="P66">per00,k,&gt;,pasteven00</text:p>
      <text:p text:style-name="P66"/>
      <text:p text:style-name="P66">per11,k,&gt;,pasteven11</text:p>
      <text:p text:style-name="P66"/>
      <text:p text:style-name="P66">pasteven00, ,0,toend #вставили 0 и переходим к концу первоначального слова</text:p>
      <text:p text:style-name="P66"/>
      <text:p text:style-name="P66">pasteven11, ,1,toend #вставили 1 и переходим к концу первоначального слова</text:p>
      <text:p text:style-name="P66"/>
      <text:p text:style-name="P66">tok,0,&lt;,tok</text:p>
      <text:p text:style-name="P66">tok,1,&lt;,tok</text:p>
      <text:p text:style-name="P66">tok,k,&lt;,tok</text:p>
      <text:p text:style-name="P66">tok, ,&gt;,unchek</text:p>
      <text:p text:style-name="P66"/>
      <text:p text:style-name="P66">unchek,0,k,uneven0</text:p>
      <text:p text:style-name="P66">unchek,1,k,uneven1</text:p>
      <text:p text:style-name="P66">unchek,k,&gt;,unchek</text:p>
      <text:p text:style-name="P66">unchek, ,&lt;,st</text:p>
      <text:p text:style-name="P66"/>
      <text:p text:style-name="P66">st,k,&lt;,st</text:p>
      <text:p text:style-name="P66">st, ,&gt;,delst</text:p>
      <text:p text:style-name="P66"/>
      <text:p text:style-name="P66"/>
      <text:p text:style-name="P66">delst,0,=,delk</text:p>
      <text:p text:style-name="P66">delst,1,=,delk</text:p>
      <text:p text:style-name="P66">delst,k, ,delst</text:p>
      <text:p text:style-name="P66">delst, ,&gt;,delst</text:p>
      <text:p text:style-name="P66"/>
      <text:p text:style-name="P66">delk,0,&gt;,delk</text:p>
      <text:p text:style-name="P66">delk,1,&gt;,delk</text:p>
      <text:p text:style-name="P66">delk,k,&gt;,del</text:p>
      <text:p text:style-name="P66">delk, ,&lt;,endr</text:p>
      <text:p text:style-name="P66"/>
      <text:p text:style-name="P66">del,0, ,del0</text:p>
      <text:p text:style-name="P66">del,1, ,del1</text:p>
      <text:p text:style-name="P66"/>
      <text:p text:style-name="P66">del0, ,&lt;,del0</text:p>
      <text:p text:style-name="P66">del0,k,0,endr</text:p>
      <text:p text:style-name="P66"/>
      <text:p text:style-name="P66">del1, ,&lt;,del1</text:p>
      <text:p text:style-name="P66">del1,k,1,endr</text:p>
      <text:p text:style-name="P66"/>
      <text:p text:style-name="P66">endr,0,&gt;,end</text:p>
      <text:p text:style-name="P66"><text:soft-page-break/>endr,1,&gt;,end</text:p>
      <text:p text:style-name="P66"/>
      <text:p text:style-name="P66">end, ,#,end</text:p>
      <text:p text:style-name="P66"/>
      <text:p text:style-name="P66">uneven0,0,&gt;,uneven0</text:p>
      <text:p text:style-name="P66">uneven0,1,&gt;,uneven0</text:p>
      <text:p text:style-name="P66">uneven0,k,&gt;,uneven0</text:p>
      <text:p text:style-name="P66">uneven0, ,&gt;,insuneven0</text:p>
      <text:p text:style-name="P66"/>
      <text:p text:style-name="P66">uneven1,0,&gt;,uneven1</text:p>
      <text:p text:style-name="P66">uneven1,1,&gt;,uneven1</text:p>
      <text:p text:style-name="P66">uneven1,k,&gt;,uneven1</text:p>
      <text:p text:style-name="P66">uneven1, ,&gt;,insuneven1</text:p>
      <text:p text:style-name="P66"/>
      <text:p text:style-name="P66">insuneven0,0,&gt;,insuneven0</text:p>
      <text:p text:style-name="P66">insuneven0,1,&gt;,insuneven0</text:p>
      <text:p text:style-name="P66">insuneven0,k,=,unper0</text:p>
      <text:p text:style-name="P66"/>
      <text:p text:style-name="P66">insuneven1,0,&gt;,insuneven1</text:p>
      <text:p text:style-name="P66">insuneven1,1,&gt;,insuneven1</text:p>
      <text:p text:style-name="P66">insuneven1,k,=,unper1</text:p>
      <text:p text:style-name="P66"/>
      <text:p text:style-name="P66">unper0,k,0,untoend</text:p>
      <text:p text:style-name="P66"/>
      <text:p text:style-name="P66">unper1,k,1,untoend</text:p>
      <text:p text:style-name="P66"/>
      <text:p text:style-name="P66">untoend,0,&lt;,untoend</text:p>
      <text:p text:style-name="P66">untoend,1,&lt;,untoend</text:p>
      <text:p text:style-name="P66">untoend,k,&lt;,untoend</text:p>
      <text:p text:style-name="P66">untoend, ,=,02</text:p>
      <text:p text:style-name="P66"/>
      <text:p text:style-name="P66">02, ,&lt;,tok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list xml:id="list930061542" text:style-name="WWNum5">
        <text:list-item>
          <text:p text:style-name="P64"><text:soft-page-break/><text:span text:style-name="T22">Дневник отладки </text:span><text:span text:style-name="T47">должен содержать дату и время сеансов отладки, и основные события</text:span><text:span text:style-name="T22"> </text:span><text:span text:style-name="T47">(ошибки в сценарии и программе,</text:span><text:span text:style-name="T22"> </text:span><text:span text:style-name="T47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56">№</text:p>
          </table:table-cell>
          <table:table-cell table:style-name="Таблица1.B1" office:value-type="string">
            <text:p text:style-name="P61">Лаб.</text:p>
          </table:table-cell>
          <table:table-cell table:style-name="Таблица1.B1" office:value-type="string">
            <text:p text:style-name="P57">Дата</text:p>
          </table:table-cell>
          <table:table-cell table:style-name="Таблица1.B1" office:value-type="string">
            <text:p text:style-name="P57">Время</text:p>
          </table:table-cell>
          <table:table-cell table:style-name="Таблица1.B1" office:value-type="string">
            <text:p text:style-name="P58">Событие</text:p>
          </table:table-cell>
          <table:table-cell table:style-name="Таблица1.B1" office:value-type="string">
            <text:p text:style-name="P59">Действие по исправлению</text:p>
          </table:table-cell>
          <table:table-cell table:style-name="Таблица1.B1" office:value-type="string">
            <text:p text:style-name="P60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54"/>
          </table:table-cell>
          <table:table-cell table:style-name="Таблица1.B2" office:value-type="string">
            <text:p text:style-name="P61">или</text:p>
          </table:table-cell>
          <table:table-cell table:style-name="Таблица1.B2" office:value-type="string">
            <text:p text:style-name="P54"/>
          </table:table-cell>
          <table:table-cell table:style-name="Таблица1.B2" office:value-type="string">
            <text:p text:style-name="P54"/>
          </table:table-cell>
          <table:table-cell table:style-name="Таблица1.B2" office:value-type="string">
            <text:p text:style-name="P54"/>
          </table:table-cell>
          <table:table-cell table:style-name="Таблица1.B2" office:value-type="string">
            <text:p text:style-name="P54"/>
          </table:table-cell>
          <table:table-cell table:style-name="Таблица1.B2" office:value-type="string">
            <text:p text:style-name="P54"/>
          </table:table-cell>
        </table:table-row>
        <table:table-row table:style-name="Таблица1.3">
          <table:table-cell table:style-name="Таблица1.A3" office:value-type="string">
            <text:p text:style-name="P54"/>
          </table:table-cell>
          <table:table-cell table:style-name="Таблица1.B3" office:value-type="string">
            <text:p text:style-name="P61">дом.</text:p>
          </table:table-cell>
          <table:table-cell table:style-name="Таблица1.B3" office:value-type="string">
            <text:p text:style-name="P54"/>
          </table:table-cell>
          <table:table-cell table:style-name="Таблица1.B3" office:value-type="string">
            <text:p text:style-name="P54"/>
          </table:table-cell>
          <table:table-cell table:style-name="Таблица1.B3" office:value-type="string">
            <text:p text:style-name="P54"/>
          </table:table-cell>
          <table:table-cell table:style-name="Таблица1.B3" office:value-type="string">
            <text:p text:style-name="P54"/>
          </table:table-cell>
          <table:table-cell table:style-name="Таблица1.B3" office:value-type="string">
            <text:p text:style-name="P54"/>
          </table:table-cell>
        </table:table-row>
        <table:table-row table:style-name="Таблица1.4">
          <table:table-cell table:style-name="Таблица1.A3" office:value-type="string">
            <text:p text:style-name="P69"/>
          </table:table-cell>
          <table:table-cell table:style-name="Таблица1.B3" office:value-type="string">
            <text:p text:style-name="P69"/>
          </table:table-cell>
          <table:table-cell table:style-name="Таблица1.B3" office:value-type="string">
            <text:p text:style-name="P69"/>
          </table:table-cell>
          <table:table-cell table:style-name="Таблица1.B3" office:value-type="string">
            <text:p text:style-name="P69"/>
          </table:table-cell>
          <table:table-cell table:style-name="Таблица1.B3" office:value-type="string">
            <text:p text:style-name="P69"/>
          </table:table-cell>
          <table:table-cell table:style-name="Таблица1.B3" office:value-type="string">
            <text:p text:style-name="P69"/>
          </table:table-cell>
          <table:table-cell table:style-name="Таблица1.B3" office:value-type="string">
            <text:p text:style-name="P69"/>
          </table:table-cell>
        </table:table-row>
      </table:table>
      <text:p text:style-name="P53"/>
      <text:list xml:id="list297881611" text:style-name="WWNum6">
        <text:list-item>
          <text:p text:style-name="P65"><text:span text:style-name="T22">Замечания автора </text:span><text:span text:style-name="T4">по существу работы</text:span><text:span text:style-name="T9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</text:list>
      <text:p text:style-name="P34"><text:s text:c="207"/></text:p>
      <text:list xml:id="list213850723575484" text:continue-numbering="true" text:style-name="WWNum6">
        <text:list-item>
          <text:p text:style-name="P45">Выводы</text:p>
        </text:list-item>
      </text:list>
      <text:p text:style-name="P20"/>
      <text:p text:style-name="P35"><text:span text:style-name="T48">Я </text:span><text:span text:style-name="T65">научился писать программы для машины Тьюринга в четверках</text:span><text:span text:style-name="T52">________________________________________ </text:span>___________________________________________________ <text:s text:c="6"/>___ <text:s text:c="79"/></text:p>
      <text:p text:style-name="P35">___________________________________________________________________ <text:s text:c="59"/></text:p>
      <text:p text:style-name="P35">___________________________________________________________________ <text:s text:c="59"/></text:p>
      <text:p text:style-name="P35">___________________________________________________________________ <text:s text:c="59"/></text:p>
      <text:p text:style-name="P35">___________________________________________________________________ <text:s text:c="59"/></text:p>
      <text:p text:style-name="P35">___________________________________________________________________ <text:s text:c="59"/></text:p>
      <text:p text:style-name="P39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9"/>
      <text:p text:style-name="P31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>
      <style:text-properties fo:font-weight="bold" style:font-weight-asian="bold" style:font-weight-complex="bold"/>
    </style:style>
    <style:style style:name="ListLabel_20_66" style:display-name="ListLabel 66" style:family="text">
      <style:text-properties fo:font-weight="bold" style:font-weight-asian="bold" style:font-weight-complex="bold"/>
    </style:style>
    <style:style style:name="ListLabel_20_67" style:display-name="ListLabel 67" style:family="text">
      <style:text-properties fo:font-weight="bold" style:font-weight-asian="bold" style:font-weight-complex="bold"/>
    </style:style>
    <style:style style:name="ListLabel_20_68" style:display-name="ListLabel 68" style:family="text">
      <style:text-properties fo:font-weight="bold" style:font-weight-asian="bold" style:font-weight-complex="bold"/>
    </style:style>
    <style:style style:name="ListLabel_20_69" style:display-name="ListLabel 69" style:family="text">
      <style:text-properties fo:font-weight="bold" style:font-weight-asian="bold" style:font-weight-complex="bold"/>
    </style:style>
    <style:style style:name="ListLabel_20_70" style:display-name="ListLabel 70" style:family="text">
      <style:text-properties fo:font-weight="bold" style:font-weight-asian="bold" style:font-weight-complex="bold"/>
    </style:style>
    <style:style style:name="ListLabel_20_71" style:display-name="ListLabel 71" style:family="text">
      <style:text-properties fo:font-weight="bold" style:font-weight-asian="bold" style:font-weight-complex="bold"/>
    </style:style>
    <style:style style:name="ListLabel_20_72" style:display-name="ListLabel 72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0-02T21:38:48.821879141</dc:date>
    <meta:editing-cycles>33</meta:editing-cycles>
    <meta:editing-duration>PT3H21M</meta:editing-duration>
    <meta:generator>LibreOffice/7.3.6.2$Linux_X86_64 LibreOffice_project/30$Build-2</meta:generator>
    <meta:document-statistic meta:table-count="1" meta:image-count="0" meta:object-count="0" meta:page-count="5" meta:paragraph-count="170" meta:word-count="615" meta:character-count="8117" meta:non-whitespace-character-count="66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